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0012f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2f82b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0012f" officeooo:paragraph-rsid="0000012f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0012f" officeooo:paragraph-rsid="0000012f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00012f" officeooo:paragraph-rsid="0000012f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2f82b" officeooo:paragraph-rsid="0002f82b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2f82b" officeooo:paragraph-rsid="0002f82b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2f82b" officeooo:paragraph-rsid="0007d32d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0012f" officeooo:paragraph-rsid="0002f82b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8fbd4" officeooo:paragraph-rsid="0008fbd4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ae71d" officeooo:paragraph-rsid="000ae71d" style:font-style-asian="normal" style:font-style-complex="normal"/>
    </style:style>
    <style:style style:name="P12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officeooo:paragraph-rsid="0000012f"/>
    </style:style>
    <style:style style:name="P1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paragraph-rsid="0002f82b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0012f"/>
    </style:style>
    <style:style style:name="P1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style="italic" officeooo:rsid="0002f82b" officeooo:paragraph-rsid="0002f82b" style:font-style-asian="italic" style:font-style-complex="italic"/>
    </style:style>
    <style:style style:name="P1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style="normal" officeooo:rsid="0000012f" officeooo:paragraph-rsid="0002f82b" style:font-style-asian="normal" style:font-style-complex="normal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tyle="normal" officeooo:rsid="0000012f" officeooo:paragraph-rsid="0000012f" style:font-style-asian="normal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be25e" officeooo:paragraph-rsid="000be25e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be25e" officeooo:paragraph-rsid="000c840a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ae71d" officeooo:paragraph-rsid="000ae71d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de429" officeooo:paragraph-rsid="000de429" style:font-style-asian="normal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8fbd4" officeooo:paragraph-rsid="0008fbd4" style:font-style-asian="normal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8fbd4" officeooo:paragraph-rsid="000ecb21" style:font-style-asian="normal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ecb21" officeooo:paragraph-rsid="000ecb21" style:font-style-asian="normal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de429"/>
    </style:style>
    <style:style style:name="P26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tyle="normal" officeooo:rsid="0000012f" officeooo:paragraph-rsid="0002f82b" style:font-style-asian="normal" style:font-style-complex="normal"/>
    </style:style>
    <style:style style:name="P2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style="normal" officeooo:rsid="000be25e" officeooo:paragraph-rsid="000c840a" style:font-style-asian="normal" style:font-style-complex="normal"/>
    </style:style>
    <style:style style:name="P28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fo:font-style="normal" officeooo:rsid="0008fbd4" officeooo:paragraph-rsid="000ecb21" style:font-style-asian="normal" style:font-style-complex="normal"/>
    </style:style>
    <style:style style:name="T1" style:family="text">
      <style:text-properties officeooo:rsid="0000012f"/>
    </style:style>
    <style:style style:name="T2" style:family="text">
      <style:text-properties officeooo:rsid="00010cd9"/>
    </style:style>
    <style:style style:name="T3" style:family="text">
      <style:text-properties officeooo:rsid="0002f82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0012f" style:font-style-asian="normal" style:font-style-complex="normal"/>
    </style:style>
    <style:style style:name="T6" style:family="text">
      <style:text-properties fo:font-style="normal" officeooo:rsid="0002f82b" style:font-style-asian="normal" style:font-style-complex="normal"/>
    </style:style>
    <style:style style:name="T7" style:family="text">
      <style:text-properties fo:font-style="normal" officeooo:rsid="0007d153" style:font-style-asian="normal" style:font-style-complex="normal"/>
    </style:style>
    <style:style style:name="T8" style:family="text">
      <style:text-properties fo:font-style="normal" officeooo:rsid="000de429" style:font-style-asian="normal" style:font-style-complex="normal"/>
    </style:style>
    <style:style style:name="T9" style:family="text">
      <style:text-properties officeooo:rsid="0007d32d"/>
    </style:style>
    <style:style style:name="T10" style:family="text">
      <style:text-properties officeooo:rsid="000c840a"/>
    </style:style>
    <style:style style:name="T11" style:family="text">
      <style:text-properties officeooo:rsid="000ecb21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Repositório GitHub: </text:span>ttps://github.com/ceslop84/ia_ag</text:p>
      <text:p text:style-name="P1"/>
      <text:p text:style-name="P1"><text:span text:style-name="T1">1. </text:span>Explique como procedeu para penalizar o fitness de mochilas infact<text:span text:style-name="T1">í</text:span>veis (mochilas cujo peso <text:span text:style-name="T1">é</text:span> maior do que o m<text:span text:style-name="T1">á</text:span>ximo permitido. </text:p>
      <text:p text:style-name="P14">a. Adicione o pseudo-c<text:span text:style-name="T1">ó</text:span>digo do m<text:span text:style-name="T1">é</text:span>todo implementado. </text:p>
      <text:p text:style-name="P14">b. Explique o m<text:span text:style-name="T1">é</text:span>todo em linguagem natural.</text:p>
      <text:p text:style-name="P1"/>
      <text:p text:style-name="P3">O método de penalização implementado emprega uma proporção simples entre o peso atual da mochila, o fitness atual e qual seria o fitness estimado para a capacidade máxima da mochila. Por exemplo, caso a mochila tivesse um fitness de 245 mas um peso de 205 seria realizada a seguinte proporção, através de uma regra de três bastante simples:</text:p>
      <text:p text:style-name="P3"/>
      <text:p text:style-name="P4"><draw:frame draw:style-name="fr2" draw:name="Objeto1" text:anchor-type="as-char" svg:y="-0.619cm" svg:width="9.329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O que resultaria nos seguintes valores:</text:p>
      <text:p text:style-name="P3"/>
      <text:p text:style-name="P4"><draw:frame draw:style-name="fr2" draw:name="Objeto2" text:anchor-type="as-char" svg:y="-0.619cm" svg:width="7.763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"/>
      <text:p text:style-name="P3">Portanto, o fitness da mochila em questão seria penalizado em 102 pontos, indo de 245 para 143. </text:p>
      <text:p text:style-name="P3"/>
      <text:p text:style-name="P3">Cabe ressaltar que o seu peso e composição se manteriam inalterados após a penalização, apenas o seu valor de fitness é que sofreria atualização.</text:p>
      <text:p text:style-name="P3"/>
      <text:p text:style-name="P3">O psedo-código para este cálculo seria:</text:p>
      <text:p text:style-name="P3"/>
      <text:p text:style-name="P5">se mochila.peso &gt; capacidade então</text:p>
      <text:p text:style-name="P5"><text:tab/>mochila.fitness = (<text:span text:style-name="T2">c</text:span>apacidade * mochila.fi<text:span text:style-name="T3">t</text:span>ness) / <text:span text:style-name="T2">mochila.peso</text:span></text:p>
      <text:list xml:id="list1469019635" text:style-name="L1">
        <text:list-header>
          <text:p text:style-name="P17"/>
          <text:p text:style-name="P26">2. Explique como procedeu para reparar mochilas infactíveis (cujo peso é maior do que o máximo permitido), ou seja, para que tivessem seu peso ajustado para atender à restrição de capacidade. </text:p>
        </text:list-header>
      </text:list>
      <text:p text:style-name="P13"><text:span text:style-name="T5">a. Adicione o pseudo-c</text:span><text:span text:style-name="T6">ó</text:span><text:span text:style-name="T5">digo do m</text:span><text:span text:style-name="T6">é</text:span><text:span text:style-name="T5">todo. </text:span></text:p>
      <text:p text:style-name="P13"><text:span text:style-name="T5">b. Explique o m</text:span><text:span text:style-name="T6">é</text:span><text:span text:style-name="T5">todo em linguagem natural.</text:span></text:p>
      <text:p text:style-name="P16"/>
      <text:p text:style-name="P6"><text:span text:style-name="T5">O </text:span><text:span text:style-name="T4">método de reparação implementado implementa uma repetição para remoção aleatória de itens de <text:s text:c="2"/>mochila até que o seu peso respeito a capacidade máxima pré-determinada. Por exemplo, para uma mochila de peso 132 e fitness 180, o método de reparação iria escolher aleatoriamente um item para ser removida da mochila (alterar o valor da posição de 1 para 0). Supondo que nesse exemplo ele escolhesse aleatoriamente a posição 39, o peso de 15 kg seria removido bem como o valor de 15 de seu fitness. Portanto, resultaria num novo peso de 117 e fitness de 165. Nesse caso não seria necessária nova iteração de remoção </text:span><text:span text:style-name="T7">de itens </text:span><text:span text:style-name="T4">aleatória, pois o peso da mochila já estaria respeitando o critério de carga máxima. </text:span></text:p>
      <text:p text:style-name="P7"/>
      <text:p text:style-name="P2"><text:span text:style-name="T6">Contudo, </text:span><text:span text:style-name="T7">supondo </text:span><text:span text:style-name="T6">que </text:span><text:span text:style-name="T7">item escolhido, de número </text:span><text:span text:style-name="T6">39, </text:span><text:span text:style-name="T7">já não estivesse na lista de presença da mochila, nesse caso, </text:span><text:span text:style-name="T6">o valor da composição da mochila para este item seria alterado de 0 para 0, o que na prática não representa alteração alguma. Devido a este fato, d</text:span><text:span text:style-name="T7">a remoção d</text:span><text:span text:style-name="T6">o item aleatório não ter surtido efeito no peso da mochila, uma nova iteração seria necessária para buscar a adequação da mesma ao critério de carga.</text:span></text:p>
      <text:p text:style-name="P7"/>
      <text:p text:style-name="P9">O psedo-código para este cálculo seria:</text:p>
      <text:p text:style-name="P9"/>
      <text:p text:style-name="P15"><text:soft-page-break/>enquanto mochila.peso &gt; capacidade então</text:p>
      <text:p text:style-name="P15"><text:tab/>identificador_item = seleção aleatória de número entre 0 e 41</text:p>
      <text:p text:style-name="P15"><text:tab/>mochila.remover_item(identificador_item)</text:p>
      <text:p text:style-name="P15"><text:tab/>mochila.calcular_peso()</text:p>
      <text:p text:style-name="P15">fim enquanto</text:p>
      <text:p text:style-name="P15">mochila.calcular_fitness()</text:p>
      <text:p text:style-name="P7"/>
      <text:p text:style-name="P8"><text:span text:style-name="T9">3. </text:span>Plote um gr<text:span text:style-name="T9">á</text:span>fico valor do fitness x gera<text:span text:style-name="T9">ção</text:span> da execu<text:span text:style-name="T9">çã</text:span>o na qual obteve o melhor fitness, portanto, o gr<text:span text:style-name="T9">á</text:span>fico deve ter 2 curvas (uma para cada implementa<text:span text:style-name="T9">çã</text:span>o). Responda: as curvas variam em fun<text:span text:style-name="T9">çã</text:span>o do modo de c<text:span text:style-name="T9">á</text:span>lculo de fitness: penaliza<text:span text:style-name="T9">ção</text:span> x repara<text:span text:style-name="T9">çã</text:span>o? Explique.</text:p>
      <text:p text:style-name="P8"/>
      <text:p text:style-name="P10">Empregando o fitness médio das execuções que obtiveram o melhor fitness para cada método, foram gerados 2 gráfico. O primeiro ilustra a evolução do fitness médio para as gerações 0 até 49, e um segundo com toda a evolução, da geração 0 até a 500.</text:p>
      <text:p text:style-name="P10"/>
      <text:p text:style-name="P10"><draw:frame draw:style-name="fr1" draw:name="Objeto3" text:anchor-type="char" svg:width="17cm" svg:height="8.84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1" draw:name="Objeto4" text:anchor-type="char" svg:width="17cm" svg:height="8.84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text:soft-page-break/></text:p>
      <text:p text:style-name="P11">Observa-se que até à geração 130 ambas os métodos apresentaram comportamento similar, ainda que o método de reparação já se destacasse com valores de fitness médios superiores ao do método de penalização. Contudo percebe-se que os valores de fitness médios do método de penalização se estabilizaram em torno do valor 175 a partir da geração 25 até o final dos cálculos na geração 500. Por outro lado o método de reparação apresentou consistentes avanços no valor médio de fitness, saindo de um patamar de 175 para atingir valores médio em torno de 210 ao final dos cálculos.</text:p>
      <text:p text:style-name="P11"/>
      <text:p text:style-name="P11">Considerando que o método de penalização não altera os indivíduos (a sua composição e peso permanecem inalterados), há a possibilidade de que não estejam sendo selecionados os melhores elementos para realizarem a reprodução ao longo das gerações. Ou seja, mesmo que apresentem fitness em valores relativamente altos, na sua composição de itens, estes elementos ainda não estão adequados à restrições de carga impostas para a simulação. Ou seja, a cada geração a aplicação do método de penalização parece surtir efeitos muito sutis, uma vez que os elementos mais adequados para atender o critério de carga poderiam não estar sendo selecionados e assim, a cada geração há uma nova seleção equivocada de elementos para reprodução. Considerando que o método de penalização aplicou uma regra de proporção para reduzir o valor de fitness dos elementos não enquadrados como factíveis, pondera-se se talvez fosse necessário uma aplicação de uma penalização mais severa, visando surtir melhores resultados para o método.</text:p>
      <text:p text:style-name="P11"/>
      <text:p text:style-name="P11">Por outro lado, o método de reparação, mesmo que aplicando um método aleatório para reparar cada elemento que não respeitasse o critério máximo de carga, parece ter demonstrado uma eficiência e eficácia mais acentuada. Mais eficiente pois são notáveis os momentos onde houveram saltos no desempenho do fitness médio entre poucas gerações de distância. E também eficaz pois parece que o método resultado numa convergência para o objetivo proposto, obter a mochila mais valiosa para a capacidade de carga proposta.</text:p>
      <text:p text:style-name="P11"/>
      <text:p text:style-name="P18">Portanto, após breve análise denota-se que o método de repa<text:span text:style-name="T10">ra</text:span>ção proposto obteve melhor desempenho na simulação por atuar mais diretamente na raiz do problema, que seria a composição da mochila de fato. O método da penalização, todavia, focou apenas na consequência de uma mochila inadequada, que seria o peso acima da capacidade, sem buscar alterar a composição da mesma. Ou seja, a manipulação simples do indicador de fitness não foi eficaz em obter resultados satisfatórios para a simulação, uma vez que seu melhor resultado é 17,3% inferior ao melhor resultado do método de reparação (208 contra 172). Adicionalmente, cabe destacar que até mesmo o pior resultado com o método da reparação é ainda melhor que o melhor resultado do método de penalização (187 contra 172).</text:p>
      <text:p text:style-name="P18"/>
      <text:p text:style-name="P19">4. Sobre as melhores solu<text:span text:style-name="T10">çõ</text:span>es obtidas, responda para cada uma das implementa<text:span text:style-name="T10">çõ</text:span>es:</text:p>
      <text:p text:style-name="P27">a. Qual foi o valor m<text:span text:style-name="T10">á</text:span>ximo para os itens de uma mochila que voc<text:span text:style-name="T10">ê</text:span> encontrou (sem violar a capacidade em Kg da mochila)? </text:p>
      <text:p text:style-name="P27">b. Quantas mochilas com valor m<text:span text:style-name="T10">á</text:span>ximo foram obtidas? </text:p>
      <text:p text:style-name="P27">c. Liste todas as mochilas que obteve que apresentaram valor m<text:span text:style-name="T10">á</text:span>ximo. Para cada uma delas coloque os itens, valor total e peso total.</text:p>
      <text:p text:style-name="P11"/>
      <text:p text:style-name="P21">Para o método de penalização foi obtida uma mochila com um fitness (valor) de 172 com 15 itens e peso total de 120 kg. Para o método de reparação foi obtida uma mochila com um fitness (valor) de 208 com 13 itens e peso total de 120. Para cada método foi obtida uma única mochila com o valor de maior fitness.</text:p>
      <text:p text:style-name="P11"/>
      <text:p text:style-name="P25"><text:span text:style-name="T8">Segue em anexo tabela com as listas das mochilas obtidas para as 10 execuções de cada método.</text:span></text:p>
      <text:p text:style-name="P21"/>
      <text:p text:style-name="P21"/>
      <text:p text:style-name="P11"><text:soft-page-break/></text:p>
      <text:p text:style-name="P10"/>
      <text:p text:style-name="P23">5. Compare a taxa de sucesso das implementa<text:span text:style-name="T11">çõ</text:span>es penaliza<text:span text:style-name="T11">çã</text:span>o e repara<text:span text:style-name="T11">çã</text:span>o. Para este problema, taxa de sucesso <text:span text:style-name="T11">é</text:span> o n<text:span text:style-name="T11">ú</text:span>mero de vezes que a solu<text:span text:style-name="T11">çã</text:span>o de maior valor (possivelmente a <text:span text:style-name="T11">ó</text:span>tima) foi encontrada nas execu<text:span text:style-name="T11">çõ</text:span>es realizadas (recorda-se que o total de execu<text:span text:style-name="T11">çõ</text:span>es foi definido no item a do m<text:span text:style-name="T11">é</text:span>todo). Responda:</text:p>
      <text:p text:style-name="P28">a. Quais foram as taxas de sucesso obtidas? </text:p>
      <text:p text:style-name="P28">b. Quantas vezes o c<text:span text:style-name="T11">á</text:span>lculo de fitness <text:span text:style-name="T11">é</text:span> executado para a configura<text:span text:style-name="T11">çã</text:span>o em quest<text:span text:style-name="T11">ã</text:span>o por execu<text:span text:style-name="T11">çã</text:span>o? Escreva a f<text:span text:style-name="T11">ó</text:span>rmula. </text:p>
      <text:p text:style-name="P28">c. Qual m<text:span text:style-name="T11">é</text:span>todo implementado <text:span text:style-name="T11">é</text:span> mais custoso temporalmente: o de repara<text:span text:style-name="T11">çã</text:span>o ou de penaliza<text:span text:style-name="T11">çã</text:span>o?</text:p>
      <text:p text:style-name="P10"/>
      <text:p text:style-name="P24">O método mais custos é o método de reparação, considerando a sua natureza aleatória e de tentativa e erro. Muitas vezes o método tem que ser realizado mais de uma vez para o mesmo elemento, pois na primeira tentativa a carga da mochila ainda estaria acima da capacidade máxima pré-determinada.</text:p>
      <text:p text:style-name="P10"/>
      <text:p text:style-name="P24">O método de penalização possui aplicação mais objetiva, sendo realizado apenas um teste para verificar se a carga da mochila em análise respeita o critério de carga e caso contrário é realizada a operação matemática para aplicar a proporcionalidade sobre seu valor de fitness. Ou seja, em nenhum momento este cálculo é realizado mais de uma vez sobre o mesmo elemento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0T15:23:22.152726553</meta:creation-date>
    <dc:date>2020-05-21T16:30:53.617935162</dc:date>
    <meta:editing-duration>PT1H51S</meta:editing-duration>
    <meta:editing-cycles>9</meta:editing-cycles>
    <meta:generator>LibreOffice/6.4.3.2$Linux_X86_64 LibreOffice_project/747b5d0ebf89f41c860ec2a39efd7cb15b54f2d8</meta:generator>
    <meta:document-statistic meta:table-count="0" meta:image-count="0" meta:object-count="4" meta:page-count="4" meta:paragraph-count="43" meta:word-count="1319" meta:character-count="8055" meta:non-whitespace-character-count="6761"/>
  </office:meta>
</office:document-meta>
</file>

<file path=Object 1/content.xml><?xml version="1.0" encoding="utf-8"?>
<math xmlns="http://www.w3.org/1998/Math/MathML" display="block">
  <semantics>
    <mrow>
      <mi mathvariant="italic">fitness</mi>
      <mrow>
        <mi mathvariant="italic">penalizado</mi>
        <mo stretchy="false">=</mo>
        <mfrac>
          <mrow>
            <mi mathvariant="italic">Capacidade</mi>
            <mrow>
              <mi mathvariant="italic">máxma</mi>
              <mo stretchy="false">∗</mo>
              <mi mathvariant="italic">fitness</mi>
            </mrow>
            <mi mathvariant="italic">atual</mi>
          </mrow>
          <mrow>
            <mi mathvariant="italic">peso</mi>
            <mi mathvariant="italic">atual</mi>
          </mrow>
        </mfrac>
      </mrow>
    </mrow>
    <annotation encoding="StarMath 5.0">fitness penalizado = {Capacidade máxma * fitness atual} over {peso atual}  </annotation>
  </semantics>
</math>
</file>

<file path=Object 2/content.xml><?xml version="1.0" encoding="utf-8"?>
<math xmlns="http://www.w3.org/1998/Math/MathML" display="block">
  <semantics>
    <mrow>
      <mi mathvariant="italic">fitness</mi>
      <mrow>
        <mi mathvariant="italic">penalizado</mi>
        <mo stretchy="false">=</mo>
        <mfrac>
          <mrow>
            <mn>120</mn>
            <mo stretchy="false">∗</mo>
            <mn>245</mn>
          </mrow>
          <mn>205</mn>
        </mfrac>
        <mo stretchy="false">=</mo>
        <mn>143,41</mn>
        <mo stretchy="false">≈</mo>
        <mn>143</mn>
      </mrow>
    </mrow>
    <annotation encoding="StarMath 5.0">fitness penalizado = {120 * 245} over {205}  = 143,41 approx 143</annotation>
  </semantics>
</math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cm" svg:height="8.849cm" xlink:href="." xlink:type="simple" chart:class="chart:line" chart:style-name="ch1">
        <chart:title svg:x="4.391cm" svg:y="0.312cm" chart:style-name="ch2">
          <text:p>Fitness médio - Geração 0 a 49</text:p>
        </chart:title>
        <chart:legend chart:legend-position="bottom" svg:x="5.392cm" svg:y="8.329cm" style:legend-expansion="wide" chart:style-name="ch3"/>
        <chart:plot-area chart:style-name="ch4" chart:data-source-has-labels="both" svg:x="0.34cm" svg:y="1.505cm" svg:width="16.32cm" svg:height="6.464cm">
          <chartooo:coordinate-region svg:x="0.917cm" svg:y="1.505cm" svg:width="15.629cm" svg:height="5.754cm"/>
          <chart:axis chart:dimension="x" chart:name="primary-x" chart:style-name="ch5" chartooo:axis-type="auto">
            <chartooo:date-scale/>
            <chart:categories table:cell-range-address="local-table.$A$2:.$A$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2" chart:label-cell-address="local-table.$B$1" chart:class="chart:line">
            <chart:data-point chart:repeated="51"/>
          </chart:series>
          <chart:series chart:style-name="ch9" chart:values-cell-range-address="local-table.$C$2:.$C$52" chart:label-cell-address="local-table.$C$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 penalizacao</text:p>
                <text:list>
                  <text:list-item>
                    <text:p>método</text:p>
                  </text:list-item>
                  <text:list-item>
                    <text:p>penalizacao</text:p>
                  </text:list-item>
                </text:list>
              </table:table-cell>
              <table:table-cell office:value-type="string">
                <text:p>reparacao</text:p>
                <text:list>
                  <text:list-item>
                    <text:p/>
                  </text:list-item>
                  <text:list-item>
                    <text:p>reparacao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20.2">
                <text:p>220.2</text:p>
              </table:table-cell>
              <table:table-cell office:value-type="float" office:value="205.42">
                <text:p>205.4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2.76">
                <text:p>142.76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3.56">
                <text:p>113.56</text:p>
              </table:table-cell>
              <table:table-cell office:value-type="float" office:value="147.16">
                <text:p>147.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1.82">
                <text:p>101.82</text:p>
              </table:table-cell>
              <table:table-cell office:value-type="float" office:value="150.18">
                <text:p>150.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.94">
                <text:p>101.94</text:p>
              </table:table-cell>
              <table:table-cell office:value-type="float" office:value="152.98">
                <text:p>152.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6.88">
                <text:p>106.88</text:p>
              </table:table-cell>
              <table:table-cell office:value-type="float" office:value="155.18">
                <text:p>155.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155.68">
                <text:p>155.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1.66">
                <text:p>121.66</text:p>
              </table:table-cell>
              <table:table-cell office:value-type="float" office:value="157.22">
                <text:p>157.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0.42">
                <text:p>130.42</text:p>
              </table:table-cell>
              <table:table-cell office:value-type="float" office:value="160.02">
                <text:p>160.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7.46">
                <text:p>137.46</text:p>
              </table:table-cell>
              <table:table-cell office:value-type="float" office:value="161.36">
                <text:p>161.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5.74">
                <text:p>145.74</text:p>
              </table:table-cell>
              <table:table-cell office:value-type="float" office:value="162.54">
                <text:p>16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0.32">
                <text:p>150.32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2.68">
                <text:p>152.68</text:p>
              </table:table-cell>
              <table:table-cell office:value-type="float" office:value="166.68">
                <text:p>166.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2.82">
                <text:p>152.82</text:p>
              </table:table-cell>
              <table:table-cell office:value-type="float" office:value="168.74">
                <text:p>168.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5.08">
                <text:p>155.08</text:p>
              </table:table-cell>
              <table:table-cell office:value-type="float" office:value="171.62">
                <text:p>171.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5.38">
                <text:p>155.38</text:p>
              </table:table-cell>
              <table:table-cell office:value-type="float" office:value="173.48">
                <text:p>173.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6.8">
                <text:p>156.8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8.04">
                <text:p>158.04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8.88">
                <text:p>158.88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1.5">
                <text:p>161.5</text:p>
              </table:table-cell>
              <table:table-cell office:value-type="float" office:value="178.26">
                <text:p>178.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4.7">
                <text:p>164.7</text:p>
              </table:table-cell>
              <table:table-cell office:value-type="float" office:value="179.06">
                <text:p>179.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7.9">
                <text:p>167.9</text:p>
              </table:table-cell>
              <table:table-cell office:value-type="float" office:value="179.52">
                <text:p>179.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1.64">
                <text:p>171.64</text:p>
              </table:table-cell>
              <table:table-cell office:value-type="float" office:value="180.04">
                <text:p>180.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2">
                <text:p>172</text:p>
              </table:table-cell>
              <table:table-cell office:value-type="float" office:value="180.58">
                <text:p>180.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2">
                <text:p>172</text:p>
              </table:table-cell>
              <table:table-cell office:value-type="float" office:value="181.14">
                <text:p>181.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181.82">
                <text:p>181.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2">
                <text:p>172</text:p>
              </table:table-cell>
              <table:table-cell office:value-type="float" office:value="182.24">
                <text:p>182.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72">
                <text:p>172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2">
                <text:p>172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184.24">
                <text:p>184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84.94">
                <text:p>184.9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2">
                <text:p>172</text:p>
              </table:table-cell>
              <table:table-cell office:value-type="float" office:value="185.12">
                <text:p>185.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2.06">
                <text:p>172.06</text:p>
              </table:table-cell>
              <table:table-cell office:value-type="float" office:value="185.12">
                <text:p>185.1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2">
                <text:p>172</text:p>
              </table:table-cell>
              <table:table-cell office:value-type="float" office:value="185.12">
                <text:p>185.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2">
                <text:p>172</text:p>
              </table:table-cell>
              <table:table-cell office:value-type="float" office:value="185.12">
                <text:p>185.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2.06">
                <text:p>172.06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2.02">
                <text:p>172.02</text:p>
              </table:table-cell>
              <table:table-cell office:value-type="float" office:value="186.06">
                <text:p>186.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2">
                <text:p>172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2.06">
                <text:p>172.06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2.18">
                <text:p>172.18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2.06">
                <text:p>172.06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2">
                <text:p>172</text:p>
              </table:table-cell>
              <table:table-cell office:value-type="float" office:value="185.24">
                <text:p>185.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2">
                <text:p>172</text:p>
              </table:table-cell>
              <table:table-cell office:value-type="float" office:value="185.24">
                <text:p>185.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72">
                <text:p>172</text:p>
              </table:table-cell>
              <table:table-cell office:value-type="float" office:value="185.24">
                <text:p>185.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2">
                <text:p>172</text:p>
              </table:table-cell>
              <table:table-cell office:value-type="float" office:value="185.28">
                <text:p>185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3.2$Linux_X86_64 LibreOffice_project/747b5d0ebf89f41c860ec2a39efd7cb15b54f2d8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cm" svg:height="8.849cm" xlink:href="." xlink:type="simple" chart:class="chart:line" chart:style-name="ch1">
        <chart:title svg:x="6.547cm" svg:y="0.312cm" chart:style-name="ch2">
          <text:p>Fitness médio</text:p>
        </chart:title>
        <chart:legend chart:legend-position="bottom" svg:x="5.392cm" svg:y="8.329cm" style:legend-expansion="wide" chart:style-name="ch3"/>
        <chart:plot-area chart:style-name="ch4" chart:data-source-has-labels="both" svg:x="0.34cm" svg:y="1.505cm" svg:width="16.32cm" svg:height="6.464cm">
          <chartooo:coordinate-region svg:x="0.917cm" svg:y="1.665cm" svg:width="15.629cm" svg:height="5.886cm"/>
          <chart:axis chart:dimension="x" chart:name="primary-x" chart:style-name="ch5" chartooo:axis-type="auto">
            <chartooo:date-scale/>
            <chart:categories table:cell-range-address="local-table.$A$2:.$A$5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02" chart:label-cell-address="local-table.$B$1" chart:class="chart:line">
            <chart:data-point chart:repeated="501"/>
          </chart:series>
          <chart:series chart:style-name="ch9" chart:values-cell-range-address="local-table.$C$2:.$C$502" chart:label-cell-address="local-table.$C$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 penalizacao</text:p>
                <text:list>
                  <text:list-item>
                    <text:p>método</text:p>
                  </text:list-item>
                  <text:list-item>
                    <text:p>penalizacao</text:p>
                  </text:list-item>
                </text:list>
              </table:table-cell>
              <table:table-cell office:value-type="string">
                <text:p>reparacao</text:p>
                <text:list>
                  <text:list-item>
                    <text:p/>
                  </text:list-item>
                  <text:list-item>
                    <text:p>reparacao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20.2">
                <text:p>220.2</text:p>
              </table:table-cell>
              <table:table-cell office:value-type="float" office:value="205.42">
                <text:p>205.4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2.76">
                <text:p>142.76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3.56">
                <text:p>113.56</text:p>
              </table:table-cell>
              <table:table-cell office:value-type="float" office:value="147.16">
                <text:p>147.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1.82">
                <text:p>101.82</text:p>
              </table:table-cell>
              <table:table-cell office:value-type="float" office:value="150.18">
                <text:p>150.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.94">
                <text:p>101.94</text:p>
              </table:table-cell>
              <table:table-cell office:value-type="float" office:value="152.98">
                <text:p>152.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6.88">
                <text:p>106.88</text:p>
              </table:table-cell>
              <table:table-cell office:value-type="float" office:value="155.18">
                <text:p>155.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155.68">
                <text:p>155.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1.66">
                <text:p>121.66</text:p>
              </table:table-cell>
              <table:table-cell office:value-type="float" office:value="157.22">
                <text:p>157.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0.42">
                <text:p>130.42</text:p>
              </table:table-cell>
              <table:table-cell office:value-type="float" office:value="160.02">
                <text:p>160.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7.46">
                <text:p>137.46</text:p>
              </table:table-cell>
              <table:table-cell office:value-type="float" office:value="161.36">
                <text:p>161.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5.74">
                <text:p>145.74</text:p>
              </table:table-cell>
              <table:table-cell office:value-type="float" office:value="162.54">
                <text:p>16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0.32">
                <text:p>150.32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2.68">
                <text:p>152.68</text:p>
              </table:table-cell>
              <table:table-cell office:value-type="float" office:value="166.68">
                <text:p>166.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2.82">
                <text:p>152.82</text:p>
              </table:table-cell>
              <table:table-cell office:value-type="float" office:value="168.74">
                <text:p>168.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5.08">
                <text:p>155.08</text:p>
              </table:table-cell>
              <table:table-cell office:value-type="float" office:value="171.62">
                <text:p>171.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5.38">
                <text:p>155.38</text:p>
              </table:table-cell>
              <table:table-cell office:value-type="float" office:value="173.48">
                <text:p>173.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6.8">
                <text:p>156.8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8.04">
                <text:p>158.04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8.88">
                <text:p>158.88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1.5">
                <text:p>161.5</text:p>
              </table:table-cell>
              <table:table-cell office:value-type="float" office:value="178.26">
                <text:p>178.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4.7">
                <text:p>164.7</text:p>
              </table:table-cell>
              <table:table-cell office:value-type="float" office:value="179.06">
                <text:p>179.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7.9">
                <text:p>167.9</text:p>
              </table:table-cell>
              <table:table-cell office:value-type="float" office:value="179.52">
                <text:p>179.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1.64">
                <text:p>171.64</text:p>
              </table:table-cell>
              <table:table-cell office:value-type="float" office:value="180.04">
                <text:p>180.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2">
                <text:p>172</text:p>
              </table:table-cell>
              <table:table-cell office:value-type="float" office:value="180.58">
                <text:p>180.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2">
                <text:p>172</text:p>
              </table:table-cell>
              <table:table-cell office:value-type="float" office:value="181.14">
                <text:p>181.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181.82">
                <text:p>181.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2">
                <text:p>172</text:p>
              </table:table-cell>
              <table:table-cell office:value-type="float" office:value="182.24">
                <text:p>182.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72">
                <text:p>172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2">
                <text:p>172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184.24">
                <text:p>184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84.94">
                <text:p>184.9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2">
                <text:p>172</text:p>
              </table:table-cell>
              <table:table-cell office:value-type="float" office:value="185.12">
                <text:p>185.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2.06">
                <text:p>172.06</text:p>
              </table:table-cell>
              <table:table-cell office:value-type="float" office:value="185.12">
                <text:p>185.1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2">
                <text:p>172</text:p>
              </table:table-cell>
              <table:table-cell office:value-type="float" office:value="185.12">
                <text:p>185.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2">
                <text:p>172</text:p>
              </table:table-cell>
              <table:table-cell office:value-type="float" office:value="185.12">
                <text:p>185.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2.06">
                <text:p>172.06</text:p>
              </table:table-cell>
              <table:table-cell office:value-type="float" office:value="185.16">
                <text:p>185.1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2.02">
                <text:p>172.02</text:p>
              </table:table-cell>
              <table:table-cell office:value-type="float" office:value="186.06">
                <text:p>186.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2">
                <text:p>172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2.06">
                <text:p>172.06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2.18">
                <text:p>172.18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2.06">
                <text:p>172.06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2">
                <text:p>172</text:p>
              </table:table-cell>
              <table:table-cell office:value-type="float" office:value="185.24">
                <text:p>185.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2">
                <text:p>172</text:p>
              </table:table-cell>
              <table:table-cell office:value-type="float" office:value="185.24">
                <text:p>185.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72">
                <text:p>172</text:p>
              </table:table-cell>
              <table:table-cell office:value-type="float" office:value="185.24">
                <text:p>185.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2">
                <text:p>172</text:p>
              </table:table-cell>
              <table:table-cell office:value-type="float" office:value="185.28">
                <text:p>185.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72">
                <text:p>172</text:p>
              </table:table-cell>
              <table:table-cell office:value-type="float" office:value="185.62">
                <text:p>185.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2">
                <text:p>172</text:p>
              </table:table-cell>
              <table:table-cell office:value-type="float" office:value="185.44">
                <text:p>185.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185.44">
                <text:p>185.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72">
                <text:p>172</text:p>
              </table:table-cell>
              <table:table-cell office:value-type="float" office:value="185.44">
                <text:p>185.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2">
                <text:p>172</text:p>
              </table:table-cell>
              <table:table-cell office:value-type="float" office:value="185.94">
                <text:p>185.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2">
                <text:p>172</text:p>
              </table:table-cell>
              <table:table-cell office:value-type="float" office:value="185.68">
                <text:p>185.6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72">
                <text:p>172</text:p>
              </table:table-cell>
              <table:table-cell office:value-type="float" office:value="185.76">
                <text:p>185.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72">
                <text:p>172</text:p>
              </table:table-cell>
              <table:table-cell office:value-type="float" office:value="185.92">
                <text:p>185.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72">
                <text:p>172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2">
                <text:p>172</text:p>
              </table:table-cell>
              <table:table-cell office:value-type="float" office:value="186.52">
                <text:p>186.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72">
                <text:p>172</text:p>
              </table:table-cell>
              <table:table-cell office:value-type="float" office:value="186.84">
                <text:p>186.8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187.22">
                <text:p>187.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2">
                <text:p>172</text:p>
              </table:table-cell>
              <table:table-cell office:value-type="float" office:value="187.16">
                <text:p>187.1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2.02">
                <text:p>172.0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72">
                <text:p>172</text:p>
              </table:table-cell>
              <table:table-cell office:value-type="float" office:value="187.44">
                <text:p>187.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2">
                <text:p>172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2">
                <text:p>172</text:p>
              </table:table-cell>
              <table:table-cell office:value-type="float" office:value="187.34">
                <text:p>187.3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2">
                <text:p>172</text:p>
              </table:table-cell>
              <table:table-cell office:value-type="float" office:value="187.18">
                <text:p>187.1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72">
                <text:p>172</text:p>
              </table:table-cell>
              <table:table-cell office:value-type="float" office:value="187.26">
                <text:p>187.2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187.26">
                <text:p>187.2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187.26">
                <text:p>187.2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187.26">
                <text:p>187.2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2">
                <text:p>172</text:p>
              </table:table-cell>
              <table:table-cell office:value-type="float" office:value="187.26">
                <text:p>187.2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72">
                <text:p>172</text:p>
              </table:table-cell>
              <table:table-cell office:value-type="float" office:value="187.42">
                <text:p>187.4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2">
                <text:p>172</text:p>
              </table:table-cell>
              <table:table-cell office:value-type="float" office:value="187.26">
                <text:p>187.2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72">
                <text:p>172</text:p>
              </table:table-cell>
              <table:table-cell office:value-type="float" office:value="188.06">
                <text:p>188.0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72">
                <text:p>172</text:p>
              </table:table-cell>
              <table:table-cell office:value-type="float" office:value="187.34">
                <text:p>187.3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72">
                <text:p>172</text:p>
              </table:table-cell>
              <table:table-cell office:value-type="float" office:value="187.34">
                <text:p>187.3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72">
                <text:p>172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187.34">
                <text:p>187.3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72">
                <text:p>172</text:p>
              </table:table-cell>
              <table:table-cell office:value-type="float" office:value="187.42">
                <text:p>187.4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72">
                <text:p>172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2">
                <text:p>172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72">
                <text:p>172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72">
                <text:p>172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72">
                <text:p>172</text:p>
              </table:table-cell>
              <table:table-cell office:value-type="float" office:value="187.58">
                <text:p>187.5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72">
                <text:p>172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72">
                <text:p>172</text:p>
              </table:table-cell>
              <table:table-cell office:value-type="float" office:value="187.82">
                <text:p>187.8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72">
                <text:p>172</text:p>
              </table:table-cell>
              <table:table-cell office:value-type="float" office:value="188.42">
                <text:p>188.4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72">
                <text:p>172</text:p>
              </table:table-cell>
              <table:table-cell office:value-type="float" office:value="188.06">
                <text:p>188.0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72">
                <text:p>172</text:p>
              </table:table-cell>
              <table:table-cell office:value-type="float" office:value="188.06">
                <text:p>188.0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72">
                <text:p>172</text:p>
              </table:table-cell>
              <table:table-cell office:value-type="float" office:value="188.48">
                <text:p>188.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2">
                <text:p>172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72">
                <text:p>172</text:p>
              </table:table-cell>
              <table:table-cell office:value-type="float" office:value="189.46">
                <text:p>189.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72">
                <text:p>172</text:p>
              </table:table-cell>
              <table:table-cell office:value-type="float" office:value="190.14">
                <text:p>190.1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72">
                <text:p>172</text:p>
              </table:table-cell>
              <table:table-cell office:value-type="float" office:value="190.54">
                <text:p>190.5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72">
                <text:p>172</text:p>
              </table:table-cell>
              <table:table-cell office:value-type="float" office:value="191.02">
                <text:p>191.0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72">
                <text:p>172</text:p>
              </table:table-cell>
              <table:table-cell office:value-type="float" office:value="191.06">
                <text:p>191.0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2">
                <text:p>172</text:p>
              </table:table-cell>
              <table:table-cell office:value-type="float" office:value="191.06">
                <text:p>191.0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72">
                <text:p>172</text:p>
              </table:table-cell>
              <table:table-cell office:value-type="float" office:value="191.06">
                <text:p>191.0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191.06">
                <text:p>191.0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72">
                <text:p>172</text:p>
              </table:table-cell>
              <table:table-cell office:value-type="float" office:value="191.46">
                <text:p>191.4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2">
                <text:p>172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72">
                <text:p>172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72">
                <text:p>172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72">
                <text:p>172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72">
                <text:p>172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72">
                <text:p>172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72.06">
                <text:p>172.06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72">
                <text:p>172</text:p>
              </table:table-cell>
              <table:table-cell office:value-type="float" office:value="191.18">
                <text:p>191.1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72">
                <text:p>172</text:p>
              </table:table-cell>
              <table:table-cell office:value-type="float" office:value="191.36">
                <text:p>191.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2">
                <text:p>172</text:p>
              </table:table-cell>
              <table:table-cell office:value-type="float" office:value="191.26">
                <text:p>191.2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72">
                <text:p>172</text:p>
              </table:table-cell>
              <table:table-cell office:value-type="float" office:value="191.26">
                <text:p>191.2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  <table:table-cell office:value-type="float" office:value="191.26">
                <text:p>191.2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  <table:table-cell office:value-type="float" office:value="191.86">
                <text:p>191.8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72">
                <text:p>172</text:p>
              </table:table-cell>
              <table:table-cell office:value-type="float" office:value="191.44">
                <text:p>191.4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72">
                <text:p>172</text:p>
              </table:table-cell>
              <table:table-cell office:value-type="float" office:value="191.44">
                <text:p>191.4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72">
                <text:p>172</text:p>
              </table:table-cell>
              <table:table-cell office:value-type="float" office:value="191.44">
                <text:p>191.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91.44">
                <text:p>191.4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72">
                <text:p>172</text:p>
              </table:table-cell>
              <table:table-cell office:value-type="float" office:value="191.44">
                <text:p>191.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72">
                <text:p>172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91.56">
                <text:p>191.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91.56">
                <text:p>191.5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192.06">
                <text:p>192.0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92.16">
                <text:p>192.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92.18">
                <text:p>192.1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72">
                <text:p>172</text:p>
              </table:table-cell>
              <table:table-cell office:value-type="float" office:value="192.36">
                <text:p>192.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93.36">
                <text:p>193.3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93.02">
                <text:p>193.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93.62">
                <text:p>193.6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2.04">
                <text:p>172.04</text:p>
              </table:table-cell>
              <table:table-cell office:value-type="float" office:value="194.16">
                <text:p>194.1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.04">
                <text:p>172.04</text:p>
              </table:table-cell>
              <table:table-cell office:value-type="float" office:value="195.02">
                <text:p>195.0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196.16">
                <text:p>196.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96.36">
                <text:p>196.3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2">
                <text:p>172</text:p>
              </table:table-cell>
              <table:table-cell office:value-type="float" office:value="196.92">
                <text:p>196.9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2">
                <text:p>172</text:p>
              </table:table-cell>
              <table:table-cell office:value-type="float" office:value="196.86">
                <text:p>196.8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  <table:table-cell office:value-type="float" office:value="197.42">
                <text:p>197.4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72.08">
                <text:p>172.08</text:p>
              </table:table-cell>
              <table:table-cell office:value-type="float" office:value="197.84">
                <text:p>197.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2.08">
                <text:p>172.08</text:p>
              </table:table-cell>
              <table:table-cell office:value-type="float" office:value="198.26">
                <text:p>198.2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72">
                <text:p>172</text:p>
              </table:table-cell>
              <table:table-cell office:value-type="float" office:value="198.58">
                <text:p>198.5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72.08">
                <text:p>172.08</text:p>
              </table:table-cell>
              <table:table-cell office:value-type="float" office:value="198.88">
                <text:p>198.8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72">
                <text:p>172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199.66">
                <text:p>199.6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72">
                <text:p>172</text:p>
              </table:table-cell>
              <table:table-cell office:value-type="float" office:value="200.42">
                <text:p>200.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72">
                <text:p>172</text:p>
              </table:table-cell>
              <table:table-cell office:value-type="float" office:value="200.94">
                <text:p>200.9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72">
                <text:p>172</text:p>
              </table:table-cell>
              <table:table-cell office:value-type="float" office:value="201.74">
                <text:p>201.7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72">
                <text:p>172</text:p>
              </table:table-cell>
              <table:table-cell office:value-type="float" office:value="202.66">
                <text:p>202.6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72">
                <text:p>172</text:p>
              </table:table-cell>
              <table:table-cell office:value-type="float" office:value="202.94">
                <text:p>202.9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72">
                <text:p>172</text:p>
              </table:table-cell>
              <table:table-cell office:value-type="float" office:value="203.72">
                <text:p>203.7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72">
                <text:p>172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72">
                <text:p>172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72">
                <text:p>1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72">
                <text:p>1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72">
                <text:p>1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72">
                <text:p>172</text:p>
              </table:table-cell>
              <table:table-cell office:value-type="float" office:value="204.02">
                <text:p>204.0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72">
                <text:p>172</text:p>
              </table:table-cell>
              <table:table-cell office:value-type="float" office:value="204.38">
                <text:p>204.3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72">
                <text:p>1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72">
                <text:p>172</text:p>
              </table:table-cell>
              <table:table-cell office:value-type="float" office:value="204.14">
                <text:p>204.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204.66">
                <text:p>204.6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72">
                <text:p>172</text:p>
              </table:table-cell>
              <table:table-cell office:value-type="float" office:value="204.08">
                <text:p>204.0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72">
                <text:p>172</text:p>
              </table:table-cell>
              <table:table-cell office:value-type="float" office:value="204.16">
                <text:p>204.1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72">
                <text:p>172</text:p>
              </table:table-cell>
              <table:table-cell office:value-type="float" office:value="204.66">
                <text:p>204.6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72">
                <text:p>17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72.06">
                <text:p>172.06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72">
                <text:p>172</text:p>
              </table:table-cell>
              <table:table-cell office:value-type="float" office:value="204.14">
                <text:p>204.1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72.14">
                <text:p>172.14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72.22">
                <text:p>172.22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72">
                <text:p>17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72.06">
                <text:p>172.06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72.02">
                <text:p>172.02</text:p>
              </table:table-cell>
              <table:table-cell office:value-type="float" office:value="204.12">
                <text:p>204.1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72">
                <text:p>172</text:p>
              </table:table-cell>
              <table:table-cell office:value-type="float" office:value="204.68">
                <text:p>204.6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72.02">
                <text:p>172.02</text:p>
              </table:table-cell>
              <table:table-cell office:value-type="float" office:value="204.18">
                <text:p>204.1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72">
                <text:p>172</text:p>
              </table:table-cell>
              <table:table-cell office:value-type="float" office:value="204.18">
                <text:p>204.1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72">
                <text:p>172</text:p>
              </table:table-cell>
              <table:table-cell office:value-type="float" office:value="204.28">
                <text:p>204.2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72">
                <text:p>172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72">
                <text:p>172</text:p>
              </table:table-cell>
              <table:table-cell office:value-type="float" office:value="204.3">
                <text:p>204.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72">
                <text:p>172</text:p>
              </table:table-cell>
              <table:table-cell office:value-type="float" office:value="204.46">
                <text:p>204.4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72">
                <text:p>172</text:p>
              </table:table-cell>
              <table:table-cell office:value-type="float" office:value="204.64">
                <text:p>204.6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72">
                <text:p>172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72">
                <text:p>172</text:p>
              </table:table-cell>
              <table:table-cell office:value-type="float" office:value="204.88">
                <text:p>204.8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72">
                <text:p>172</text:p>
              </table:table-cell>
              <table:table-cell office:value-type="float" office:value="206.02">
                <text:p>206.0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72">
                <text:p>172</text:p>
              </table:table-cell>
              <table:table-cell office:value-type="float" office:value="205.36">
                <text:p>205.3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72">
                <text:p>172</text:p>
              </table:table-cell>
              <table:table-cell office:value-type="float" office:value="205.6">
                <text:p>205.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72">
                <text:p>172</text:p>
              </table:table-cell>
              <table:table-cell office:value-type="float" office:value="206.02">
                <text:p>206.0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72">
                <text:p>172</text:p>
              </table:table-cell>
              <table:table-cell office:value-type="float" office:value="206.48">
                <text:p>206.4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72">
                <text:p>172</text:p>
              </table:table-cell>
              <table:table-cell office:value-type="float" office:value="207.46">
                <text:p>207.4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72">
                <text:p>172</text:p>
              </table:table-cell>
              <table:table-cell office:value-type="float" office:value="207.08">
                <text:p>207.0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72">
                <text:p>172</text:p>
              </table:table-cell>
              <table:table-cell office:value-type="float" office:value="207.1">
                <text:p>207.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72">
                <text:p>172</text:p>
              </table:table-cell>
              <table:table-cell office:value-type="float" office:value="207.1">
                <text:p>207.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72">
                <text:p>172</text:p>
              </table:table-cell>
              <table:table-cell office:value-type="float" office:value="207.04">
                <text:p>207.0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72">
                <text:p>172</text:p>
              </table:table-cell>
              <table:table-cell office:value-type="float" office:value="207.72">
                <text:p>207.7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72">
                <text:p>172</text:p>
              </table:table-cell>
              <table:table-cell office:value-type="float" office:value="207.02">
                <text:p>207.0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72">
                <text:p>172</text:p>
              </table:table-cell>
              <table:table-cell office:value-type="float" office:value="207.06">
                <text:p>207.0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72">
                <text:p>172</text:p>
              </table:table-cell>
              <table:table-cell office:value-type="float" office:value="207.74">
                <text:p>207.7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72">
                <text:p>172</text:p>
              </table:table-cell>
              <table:table-cell office:value-type="float" office:value="207.6">
                <text:p>207.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72">
                <text:p>172</text:p>
              </table:table-cell>
              <table:table-cell office:value-type="float" office:value="207.12">
                <text:p>207.1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72.08">
                <text:p>172.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72.08">
                <text:p>172.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72.12">
                <text:p>172.1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72.04">
                <text:p>172.04</text:p>
              </table:table-cell>
              <table:table-cell office:value-type="float" office:value="207.12">
                <text:p>207.1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72.06">
                <text:p>172.0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2.02">
                <text:p>172.0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72.06">
                <text:p>172.0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72.02">
                <text:p>172.02</text:p>
              </table:table-cell>
              <table:table-cell office:value-type="float" office:value="207.36">
                <text:p>207.3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72.04">
                <text:p>172.0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72.08">
                <text:p>172.08</text:p>
              </table:table-cell>
              <table:table-cell office:value-type="float" office:value="207.04">
                <text:p>207.0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72">
                <text:p>172</text:p>
              </table:table-cell>
              <table:table-cell office:value-type="float" office:value="207.04">
                <text:p>207.0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72.06">
                <text:p>172.0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72">
                <text:p>172</text:p>
              </table:table-cell>
              <table:table-cell office:value-type="float" office:value="207.06">
                <text:p>207.0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72">
                <text:p>172</text:p>
              </table:table-cell>
              <table:table-cell office:value-type="float" office:value="207.08">
                <text:p>207.0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72">
                <text:p>172</text:p>
              </table:table-cell>
              <table:table-cell office:value-type="float" office:value="207.52">
                <text:p>207.5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72">
                <text:p>172</text:p>
              </table:table-cell>
              <table:table-cell office:value-type="float" office:value="207.08">
                <text:p>207.0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72">
                <text:p>172</text:p>
              </table:table-cell>
              <table:table-cell office:value-type="float" office:value="207.08">
                <text:p>207.0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72.02">
                <text:p>172.0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72.02">
                <text:p>172.0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72">
                <text:p>172</text:p>
              </table:table-cell>
              <table:table-cell office:value-type="float" office:value="207.86">
                <text:p>207.8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207.62">
                <text:p>207.6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72">
                <text:p>172</text:p>
              </table:table-cell>
              <table:table-cell office:value-type="float" office:value="207.06">
                <text:p>207.0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72">
                <text:p>172</text:p>
              </table:table-cell>
              <table:table-cell office:value-type="float" office:value="207.08">
                <text:p>207.08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72">
                <text:p>172</text:p>
              </table:table-cell>
              <table:table-cell office:value-type="float" office:value="207.84">
                <text:p>207.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72">
                <text:p>172</text:p>
              </table:table-cell>
              <table:table-cell office:value-type="float" office:value="207.44">
                <text:p>207.4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72">
                <text:p>172</text:p>
              </table:table-cell>
              <table:table-cell office:value-type="float" office:value="207.38">
                <text:p>207.3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72">
                <text:p>172</text:p>
              </table:table-cell>
              <table:table-cell office:value-type="float" office:value="207.02">
                <text:p>207.0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72">
                <text:p>172</text:p>
              </table:table-cell>
              <table:table-cell office:value-type="float" office:value="207.04">
                <text:p>207.04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72">
                <text:p>172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72">
                <text:p>172</text:p>
              </table:table-cell>
              <table:table-cell office:value-type="float" office:value="207.06">
                <text:p>207.0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72">
                <text:p>172</text:p>
              </table:table-cell>
              <table:table-cell office:value-type="float" office:value="207.1">
                <text:p>207.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207.1">
                <text:p>207.1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72">
                <text:p>172</text:p>
              </table:table-cell>
              <table:table-cell office:value-type="float" office:value="207.1">
                <text:p>207.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72">
                <text:p>172</text:p>
              </table:table-cell>
              <table:table-cell office:value-type="float" office:value="207.16">
                <text:p>207.1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72">
                <text:p>172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72">
                <text:p>172</text:p>
              </table:table-cell>
              <table:table-cell office:value-type="float" office:value="207.28">
                <text:p>207.2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72">
                <text:p>172</text:p>
              </table:table-cell>
              <table:table-cell office:value-type="float" office:value="207.32">
                <text:p>207.3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72">
                <text:p>172</text:p>
              </table:table-cell>
              <table:table-cell office:value-type="float" office:value="207.42">
                <text:p>207.4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72">
                <text:p>172</text:p>
              </table:table-cell>
              <table:table-cell office:value-type="float" office:value="207.56">
                <text:p>207.5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72">
                <text:p>172</text:p>
              </table:table-cell>
              <table:table-cell office:value-type="float" office:value="207.68">
                <text:p>207.6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72">
                <text:p>172</text:p>
              </table:table-cell>
              <table:table-cell office:value-type="float" office:value="207.84">
                <text:p>207.8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72">
                <text:p>172</text:p>
              </table:table-cell>
              <table:table-cell office:value-type="float" office:value="208.34">
                <text:p>208.3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72.06">
                <text:p>172.06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72">
                <text:p>172</text:p>
              </table:table-cell>
              <table:table-cell office:value-type="float" office:value="208.06">
                <text:p>208.0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72">
                <text:p>172</text:p>
              </table:table-cell>
              <table:table-cell office:value-type="float" office:value="208.08">
                <text:p>208.0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72">
                <text:p>172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72">
                <text:p>172</text:p>
              </table:table-cell>
              <table:table-cell office:value-type="float" office:value="208.38">
                <text:p>208.3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72">
                <text:p>172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72">
                <text:p>172</text:p>
              </table:table-cell>
              <table:table-cell office:value-type="float" office:value="208.08">
                <text:p>208.0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72">
                <text:p>172</text:p>
              </table:table-cell>
              <table:table-cell office:value-type="float" office:value="208.56">
                <text:p>208.5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2">
                <text:p>172</text:p>
              </table:table-cell>
              <table:table-cell office:value-type="float" office:value="208.18">
                <text:p>208.18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72">
                <text:p>172</text:p>
              </table:table-cell>
              <table:table-cell office:value-type="float" office:value="209.02">
                <text:p>209.0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72">
                <text:p>172</text:p>
              </table:table-cell>
              <table:table-cell office:value-type="float" office:value="208.38">
                <text:p>208.3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72">
                <text:p>172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72.06">
                <text:p>172.0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72.02">
                <text:p>172.0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72">
                <text:p>172</text:p>
              </table:table-cell>
              <table:table-cell office:value-type="float" office:value="208.52">
                <text:p>208.5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72.08">
                <text:p>172.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72.08">
                <text:p>172.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72">
                <text:p>172</text:p>
              </table:table-cell>
              <table:table-cell office:value-type="float" office:value="209.08">
                <text:p>209.08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72">
                <text:p>172</text:p>
              </table:table-cell>
              <table:table-cell office:value-type="float" office:value="208.04">
                <text:p>208.04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Total Resultado</text:p>
              </table:table-cell>
              <table:table-cell office:value-type="float" office:value="170.77708">
                <text:p>170.77708</text:p>
              </table:table-cell>
              <table:table-cell office:value-type="float" office:value="199.06312">
                <text:p>199.063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3.2$Linux_X86_64 LibreOffice_project/747b5d0ebf89f41c860ec2a39efd7cb15b54f2d8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